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my code for project 2. The objectives of this assignment were to get more comfortable using string operations in python, learn how to use if and if-else statements, and learn how to use while loops. I successfully completed all of those objectives. My program can calculate a string of any algebraic expression with two integers as long as neither of the integers are zero. I did this using a combination of find functions to find the operator and if statements to calculate correctly. Once the expression is calculated the program will ask for another expression. If a mathematical operation is not entered, the program will print “invalid entry” and ask for another expression. I set that up using a while loop. The program will continue to loop and ask for a new expression to calculate until the user types “end”, which will terminate the program. The only limitation is, as I said before, if a correct mathematical expression is entered but one of the integers is zero the program will crash. I have no idea why this i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 glennon</meta:initial-creator>
    <meta:creation-date>2016-02-29T21:37:27.10</meta:creation-date>
    <dc:date>2016-03-06T15:58:57.88</dc:date>
    <dc:creator>mac glennon</dc:creator>
    <meta:editing-duration>PT2M24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80" meta:character-count="1035"/>
  </office:meta>
</office:document-meta>
</file>